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1"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2"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3"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4"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5"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6"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7"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8"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svg:stroke-width="0.05cm" svg:stroke-color="#cc6633" draw:marker-start-width="0.275cm" draw:marker-end-width="0.275cm" draw:fill="solid" draw:fill-color="#ffcc99" draw:textarea-horizontal-align="justify" draw:textarea-vertical-align="middle" draw:auto-grow-height="false" fo:min-height="0cm" fo:min-width="0cm" fo:padding-top="0.15cm" fo:padding-bottom="0.15cm" fo:padding-left="0.275cm" fo:padding-right="0.275cm" fo:wrap-option="no-wrap"/>
    </style:style>
    <style:style style:name="gr22"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3"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3"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4"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5"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6"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7"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8"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9"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40"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44"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45"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46" style:family="graphic" style:parent-style-name="standard" style:list-style-name="L1">
      <style:graphic-properties draw:stroke="none" draw:stroke-dash="Dash_20_2" svg:stroke-width="0.05cm" draw:marker-start-width="0.275cm" draw:marker-start-center="false" draw:marker-end-width="0.27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none" draw:stroke-dash="Dash_20_2" svg:stroke-width="0.05cm" draw:marker-start-width="0.275cm" draw:marker-start-center="false" draw:marker-end-width="0.27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none" draw:stroke-dash="Dash_20_2" svg:stroke-width="0.05cm" draw:marker-start-width="0.275cm" draw:marker-start-center="false" draw:marker-end-width="0.27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0"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0"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1" style:family="graphic" style:parent-style-name="standard" style:list-style-name="L1">
      <style:graphic-properties draw:stroke-dash="Dash_20_2" svg:stroke-width="0.05cm"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2"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3"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4"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5"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6" style:family="graphic" style:parent-style-name="standard" style:list-style-name="L1">
      <style:graphic-properties draw:stroke-dash="Dash_20_2" svg:stroke-width="0.05cm" draw:marker-start="Arrow"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7"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dash="Dash_20_2" svg:stroke-width="0.05cm" draw:marker-start-width="0.275cm" draw:marker-start-center="false" draw:marker-end-width="0.27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71"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72" style:family="graphic" style:parent-style-name="standard" style:list-style-name="L1">
      <style:graphic-properties draw:stroke-dash="Dash_20_2" svg:stroke-width="0.05cm" svg:stroke-color="#ff0000" draw:marker-start-width="0.275cm" draw:marker-start-center="false" draw:marker-end="Arrow" draw:marker-end-width="0.27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73" style:family="graphic" style:parent-style-name="standard" style:list-style-name="L1">
      <style:graphic-properties draw:stroke="none" draw:stroke-dash="Dash_20_2" svg:stroke-width="0.05cm" draw:marker-start-width="0.275cm" draw:marker-start-center="false" draw:marker-end-width="0.27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none" draw:stroke-dash="Dash_20_2" svg:stroke-width="0.05cm" draw:marker-start-width="0.275cm" draw:marker-start-center="false" draw:marker-end-width="0.27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none" draw:stroke-dash="Dash_20_2" svg:stroke-width="0.05cm" draw:marker-start-width="0.275cm" draw:marker-start-center="false" draw:marker-end-width="0.27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graphic-properties svg:stroke-width="0.05cm" svg:stroke-color="#5e11a6" draw:marker-start-width="0.275cm" draw:marker-end="Arrow" draw:marker-end-width="0.375cm" draw:textarea-horizontal-align="center" draw:textarea-vertical-align="middle" fo:padding-top="0.15cm" fo:padding-bottom="0.15cm" fo:padding-left="0.275cm" fo:padding-right="0.275cm"/>
    </style:style>
    <style:style style:name="gr77" style:family="graphic" style:parent-style-name="standard">
      <style:graphic-properties svg:stroke-width="0.05cm" svg:stroke-color="#800080" draw:marker-start-width="0.275cm" draw:marker-end-width="0.275cm" draw:fill="solid" draw:fill-color="#ccccff" draw:textarea-horizontal-align="justify" draw:textarea-vertical-align="middle" draw:auto-grow-height="false" fo:padding-top="0.15cm" fo:padding-bottom="0.15cm" fo:padding-left="0.275cm" fo:padding-right="0.275cm"/>
    </style:style>
    <style:style style:name="gr78" style:family="graphic" style:parent-style-name="standard">
      <style:graphic-properties svg:stroke-width="0.05cm" svg:stroke-color="#5e11a6" draw:marker-start-width="0.275cm" draw:marker-end-width="0.275cm" draw:fill="solid" draw:fill-color="#ccccff" draw:textarea-horizontal-align="justify" draw:textarea-vertical-align="middle" draw:auto-grow-height="false" fo:padding-top="0.15cm" fo:padding-bottom="0.15cm" fo:padding-left="0.275cm" fo:padding-right="0.275cm"/>
    </style:style>
    <style:style style:name="P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text-outline="false" style:text-line-through-style="none" style:text-position="0% 100%" fo:font-family="'Nimbus Sans L'" style:font-family-generic="roman" style:font-pitch="variable" fo:font-size="18pt" fo:letter-spacing="normal" fo:language="en" fo:country="GB" fo:font-style="normal" fo:text-shadow="none" style:text-underline-style="none"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family-complex="'DejaVu Sans'" style:font-family-generic-complex="system" style:font-pitch-complex="variable" style:font-size-complex="18pt" style:language-complex="zxx" style:country-complex="none" style:font-style-complex="normal" style:text-emphasize="none" style:text-scale="100%" style:font-relief="none" fo:hyphenate="false"/>
    </style:style>
    <style:style style:name="P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text-outline="false" style:text-line-through-style="none" style:text-position="0% 100%" fo:font-family="'Nimbus Sans L'" style:font-family-generic="roman" style:font-pitch="variable" fo:font-size="18pt" fo:letter-spacing="normal" fo:language="en" fo:country="GB" fo:font-style="normal" fo:text-shadow="none" style:text-underline-style="none" fo:font-weight="bold"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bold" style:font-family-complex="'DejaVu Sans'" style:font-family-generic-complex="system" style:font-pitch-complex="variable" style:font-size-complex="18pt" style:language-complex="zxx" style:country-complex="none" style:font-style-complex="normal" style:font-weight-complex="bold" style:text-emphasize="none" style:text-scale="100%" style:font-relief="none" fo:hyphenate="false"/>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Sans L'" style:font-family-generic="roman" style:font-pitch="variable" fo:font-size="18pt" fo:letter-spacing="normal" fo:language="en" fo:country="GB" fo:font-style="normal" fo:text-shadow="none" style:text-underline-style="none"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family-complex="'DejaVu Sans'" style:font-family-generic-complex="system" style:font-pitch-complex="variable" style:font-size-complex="18pt" style:language-complex="zxx" style:country-complex="none" style:font-style-complex="normal" style:text-emphasize="none" style:text-scale="100%" style:font-relief="none" fo:hyphenate="false"/>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font-size-asian="10pt" style:font-size-complex="10pt"/>
    </style:style>
    <style:style style:name="P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0000" style:text-outline="false" style:text-line-through-style="none" style:text-position="0% 100%" fo:font-family="'Nimbus Sans L'" style:font-family-generic="roman" style:font-pitch="variable" fo:font-size="18pt" fo:letter-spacing="normal" fo:language="en" fo:country="GB" fo:font-style="normal" fo:text-shadow="none" style:text-underline-style="none"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family-complex="'DejaVu Sans'" style:font-family-generic-complex="system" style:font-pitch-complex="variable" style:font-size-complex="18pt" style:language-complex="zxx" style:country-complex="none" style:font-style-complex="normal" style:text-emphasize="none" style:text-scale="100%" style:font-relief="none" fo:hyphenate="false"/>
    </style:style>
    <style:style style:name="P8" style:family="paragraph">
      <style:paragraph-properties fo:text-align="center"/>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color="#5e11a6"/>
    </style:style>
    <style:style style:name="T1" style:family="text">
      <style:text-properties style:text-outline="false" style:text-line-through-style="none" style:text-position="0% 100%" fo:font-family="'Nimbus Sans L'" style:font-family-generic="roman" style:font-pitch="variable" fo:font-size="18pt" fo:letter-spacing="normal" fo:language="en" fo:country="GB" fo:font-style="normal" fo:text-shadow="none" style:text-underline-style="none"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family-complex="'DejaVu Sans'" style:font-family-generic-complex="system" style:font-pitch-complex="variable" style:font-size-complex="18pt" style:language-complex="zxx" style:country-complex="none" style:font-style-complex="normal" style:text-emphasize="none" style:text-scale="100%" style:font-relief="none"/>
    </style:style>
    <style:style style:name="T2" style:family="text">
      <style:text-properties style:text-outline="false" style:text-line-through-style="none" style:text-position="0% 100%" fo:font-family="'Nimbus Sans L'" style:font-family-generic="roman" style:font-pitch="variable" fo:font-size="18pt" fo:letter-spacing="normal" fo:language="en" fo:country="GB" fo:font-style="normal" fo:text-shadow="none" style:text-underline-style="none" fo:font-weight="bold"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bold" style:font-family-complex="'DejaVu Sans'" style:font-family-generic-complex="system" style:font-pitch-complex="variable" style:font-size-complex="18pt" style:language-complex="zxx" style:country-complex="none" style:font-style-complex="normal" style:font-weight-complex="bold" style:text-emphasize="none" style:text-scale="100%" style:font-relief="none"/>
    </style:style>
    <style:style style:name="T3" style:family="text">
      <style:text-properties fo:font-size="10pt" style:font-size-asian="10pt" style:font-size-complex="10pt"/>
    </style:style>
    <style:style style:name="T4" style:family="text">
      <style:text-properties fo:color="#ff0000" style:text-outline="false" style:text-line-through-style="none" style:text-position="0% 100%" fo:font-family="'Nimbus Sans L'" style:font-family-generic="roman" style:font-pitch="variable" fo:font-size="18pt" fo:letter-spacing="normal" fo:language="en" fo:country="GB" fo:font-style="normal" fo:text-shadow="none" style:text-underline-style="none"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family-complex="'DejaVu Sans'" style:font-family-generic-complex="system" style:font-pitch-complex="variable" style:font-size-complex="18pt" style:language-complex="zxx" style:country-complex="none" style:font-style-complex="normal" style:text-emphasize="none" style:text-scale="100%" style:font-relief="none"/>
    </style:style>
    <style:style style:name="T5" style:family="text">
      <style:text-properties fo:color="#5e11a6"/>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4cm" svg:height="2cm" svg:x="8.5cm" svg:y="1.5cm">
            <text:p text:style-name="P1"><text:span text:style-name="T1">“</text:span><text:span text:style-name="T1">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2" draw:id="id1" draw:layer="layout" svg:width="4cm" svg:height="2cm" svg:x="8.5cm" svg:y="6.5cm">
            <text:p text:style-name="P1"><text:span text:style-name="T1">“</text:span><text:span text:style-name="T1">Server”</text:span></text:p>
            <draw:enhanced-geometry svg:viewBox="0 0 21600 21600" draw:type="rectangle" draw:enhanced-path="M 0 0 L 21600 0 21600 21600 0 21600 0 0 Z N"/>
          </draw:custom-shape>
          <draw:custom-shape draw:style-name="gr3" draw:text-style-name="P2" draw:layer="layout" svg:width="0.5cm" svg:height="2cm" svg:x="9.5cm" svg:y="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5cm" svg:height="2cm" svg:x="11cm" svg:y="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id="id2" draw:layer="layout" svg:width="4cm" svg:height="1cm" svg:x="3.5cm" svg:y="12.5cm">
            <text:p text:style-name="P1"><text:span text:style-name="T2">URLConf</text:span></text:p>
            <draw:enhanced-geometry svg:viewBox="0 0 21600 21600" draw:type="rectangle" draw:enhanced-path="M 0 0 L 21600 0 21600 21600 0 21600 0 0 Z N"/>
          </draw:custom-shape>
          <draw:custom-shape draw:style-name="gr6" draw:text-style-name="P3" draw:id="id3" draw:layer="layout" svg:width="4cm" svg:height="1cm" svg:x="8.5cm" svg:y="17.5cm">
            <text:p text:style-name="P1"><text:span text:style-name="T2">Views</text:span></text:p>
            <draw:enhanced-geometry svg:viewBox="0 0 21600 21600" draw:type="rectangle" draw:enhanced-path="M 0 0 L 21600 0 21600 21600 0 21600 0 0 Z N"/>
          </draw:custom-shape>
          <draw:custom-shape draw:style-name="gr7" draw:text-style-name="P3" draw:id="id4" draw:layer="layout" svg:width="4cm" svg:height="1cm" svg:x="1cm" svg:y="21.5cm">
            <text:p text:style-name="P1"><text:span text:style-name="T2">Models</text:span></text:p>
            <draw:enhanced-geometry svg:viewBox="0 0 21600 21600" draw:type="rectangle" draw:enhanced-path="M 0 0 L 21600 0 21600 21600 0 21600 0 0 Z N"/>
          </draw:custom-shape>
          <draw:custom-shape draw:style-name="gr8" draw:text-style-name="P2" draw:id="id6" draw:layer="layout" svg:width="4cm" svg:height="1cm" svg:x="8.5cm" svg:y="21.5cm">
            <text:p text:style-name="P1"><text:span text:style-name="T1">Templates</text:span></text:p>
            <draw:enhanced-geometry svg:viewBox="0 0 21600 21600" draw:type="rectangle" draw:enhanced-path="M 0 0 L 21600 0 21600 21600 0 21600 0 0 Z N"/>
          </draw:custom-shape>
          <draw:custom-shape draw:style-name="gr9" draw:text-style-name="P2" draw:id="id5" draw:layer="layout" svg:width="4cm" svg:height="1cm" svg:x="8.5cm" svg:y="24cm">
            <text:p text:style-name="P1"><text:span text:style-name="T1">Tags</text:span></text:p>
            <draw:enhanced-geometry svg:viewBox="0 0 21600 21600" draw:type="rectangle" draw:enhanced-path="M 0 0 L 21600 0 21600 21600 0 21600 0 0 Z N"/>
          </draw:custom-shape>
          <draw:connector draw:style-name="gr10" draw:text-style-name="P4" draw:layer="layout" draw:type="line" svg:x1="10.5cm" svg:y1="8.5cm" svg:x2="5.5cm" svg:y2="12.5cm" draw:start-shape="id1" draw:start-glue-point="2" draw:end-shape="id2" draw:end-glue-point="0" svg:d="m10500 8500-5000 4000">
            <text:p/>
          </draw:connector>
          <draw:connector draw:style-name="gr11" draw:text-style-name="P2" draw:layer="layout" draw:type="line" svg:x1="5.5cm" svg:y1="13.5cm" svg:x2="10.5cm" svg:y2="17.5cm" draw:start-shape="id2" draw:start-glue-point="2" draw:end-shape="id3" draw:end-glue-point="0" svg:d="m5500 13500 5000 4000">
            <text:p/>
          </draw:connector>
          <draw:connector draw:style-name="gr12" draw:text-style-name="P2" draw:layer="layout" draw:type="line" svg:x1="10.5cm" svg:y1="17.5cm" svg:x2="10.5cm" svg:y2="8.5cm" draw:start-shape="id3" draw:start-glue-point="0" draw:end-shape="id1" draw:end-glue-point="2" svg:d="m10500 17500v-9000">
            <text:p/>
          </draw:connector>
          <draw:connector draw:style-name="gr13" draw:text-style-name="P2" draw:layer="layout" draw:type="lines" draw:line-skew="0.475cm -0.475cm" svg:x1="5cm" svg:y1="22cm" svg:x2="8.5cm" svg:y2="18cm" draw:start-shape="id4" draw:start-glue-point="1" draw:end-shape="id3" draw:end-glue-point="3" svg:d="m5000 22000h1000l1500-4000h1000">
            <text:p/>
          </draw:connector>
          <draw:connector draw:style-name="gr14" draw:text-style-name="P2" draw:layer="layout" draw:type="lines" draw:line-skew="0.475cm -0.475cm" svg:x1="5cm" svg:y1="22cm" svg:x2="8.5cm" svg:y2="24.5cm" draw:start-shape="id4" draw:start-glue-point="1" draw:end-shape="id5" draw:end-glue-point="3" svg:d="m5000 22000h1000l1500 2500h1000">
            <text:p/>
          </draw:connector>
          <draw:connector draw:style-name="gr15" draw:text-style-name="P2" draw:layer="layout" draw:type="lines" svg:x1="5cm" svg:y1="22cm" svg:x2="8.5cm" svg:y2="22cm" draw:start-shape="id4" draw:start-glue-point="1" draw:end-shape="id6" draw:end-glue-point="3" svg:d="m5000 22000h525 2450 525">
            <text:p/>
          </draw:connector>
          <draw:connector draw:style-name="gr16" draw:text-style-name="P2" draw:layer="layout" draw:type="line" svg:x1="10.5cm" svg:y1="18.5cm" svg:x2="10.5cm" svg:y2="21.5cm" draw:start-shape="id3" draw:start-glue-point="2" draw:end-shape="id6" draw:end-glue-point="0" svg:d="m10500 18500v3000">
            <text:p/>
          </draw:connector>
          <draw:connector draw:style-name="gr17" draw:text-style-name="P2" draw:layer="layout" draw:type="line" svg:x1="10.5cm" svg:y1="22.5cm" svg:x2="10.5cm" svg:y2="24cm" draw:start-shape="id6" draw:start-glue-point="2" draw:end-shape="id5" draw:end-glue-point="0" svg:d="m10500 22500v1500">
            <text:p/>
          </draw:connector>
          <draw:custom-shape draw:style-name="gr18" draw:text-style-name="P3" draw:layer="layout" svg:width="1cm" svg:height="1cm" svg:x="7.5cm" svg:y="10cm">
            <text:p text:style-name="P1"><text:span text:style-name="T2">?</text:span></text:p>
            <draw:enhanced-geometry svg:viewBox="0 0 21600 21600" draw:glue-points="10800 0 3160 3160 0 10800 3160 18440 10800 21600 18440 18440 21600 10800 18440 3160" draw:text-areas="3200 3200 18400 18400" draw:type="ellipse"/>
          </draw:custom-shape>
          <draw:custom-shape draw:style-name="gr19" draw:text-style-name="P3" draw:layer="layout" svg:width="1cm" svg:height="1cm" svg:x="7.5cm" svg:y="15cm">
            <text:p text:style-name="P1"><text:span text:style-name="T2">?</text:span></text:p>
            <draw:enhanced-geometry svg:viewBox="0 0 21600 21600" draw:glue-points="10800 0 3160 3160 0 10800 3160 18440 10800 21600 18440 18440 21600 10800 18440 3160" draw:text-areas="3200 3200 18400 18400" draw:type="ellipse"/>
          </draw:custom-shape>
          <draw:custom-shape draw:style-name="gr20" draw:text-style-name="P3" draw:layer="layout" svg:width="1cm" svg:height="1cm" svg:x="10cm" svg:y="12.5cm">
            <text:p text:style-name="P1"><text:span text:style-name="T2">!</text:span></text:p>
            <draw:enhanced-geometry svg:viewBox="0 0 21600 21600" draw:glue-points="10800 0 3160 3160 0 10800 3160 18440 10800 21600 18440 18440 21600 10800 18440 3160" draw:text-areas="3200 3200 18400 18400" draw:type="ellipse"/>
          </draw:custom-shape>
        </draw:g>
        <draw:custom-shape draw:style-name="gr21" draw:text-style-name="P6" draw:layer="layout" svg:width="5cm" svg:height="3cm" svg:x="14.5cm" svg:y="2cm">
          <text:p text:style-name="P5"><text:span text:style-name="T3">Django follows the WSGI protocol, so we can model incoming communication as effectively browser and server, even when it isn't!</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5cm" svg:y="15cm">
          <text:p text:style-name="P5"><text:span text:style-name="T3">With URL config as a controller “fusebox”, the architecture can be considered to be strongly Model/View/Control.</text:span></text:p>
          <draw:enhanced-geometry svg:viewBox="0 0 21600 21600" draw:text-areas="800 800 20800 20800" draw:type="round-rectangular-callout" draw:modifiers="20757.7684463107 26868.6437854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1.5cm" svg:y="9.5cm">
          <text:p text:style-name="P5"><text:span text:style-name="T3">An incoming HTTP request (question mark) is sent by the URL config to the relevant view, which returns a HTTP response (exclamation mark).</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3cm" svg:y="18.5cm">
          <text:p text:style-name="P5"><text:span text:style-name="T3">Django's view layer is itself a stack. Python view methods call a restricted template language, which can itself be extended with custom tags.</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efault">
        <office:forms form:automatic-focus="false" form:apply-design-mode="false"/>
        <draw:g>
          <draw:connector draw:style-name="gr22" draw:text-style-name="P2" draw:layer="layout" draw:type="curve" svg:x1="7.525cm" svg:y1="13cm" svg:x2="12.525cm" svg:y2="7.5cm" draw:start-shape="id7" draw:start-glue-point="1" draw:end-shape="id8" draw:end-glue-point="1" svg:d="m7525 13000c8287 0 5787-5500 5000-5500">
            <text:p/>
          </draw:connector>
          <draw:custom-shape draw:style-name="gr23" draw:text-style-name="P2" draw:layer="layout" svg:width="4cm" svg:height="2cm" svg:x="8.525cm" svg:y="1.5cm">
            <text:p text:style-name="P1"><text:span text:style-name="T1">“</text:span><text:span text:style-name="T1">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2" draw:id="id8" draw:layer="layout" svg:width="4cm" svg:height="2cm" svg:x="8.525cm" svg:y="6.5cm">
            <text:p text:style-name="P1"><text:span text:style-name="T1">“</text:span><text:span text:style-name="T1">Server”</text:span></text:p>
            <draw:enhanced-geometry svg:viewBox="0 0 21600 21600" draw:type="rectangle" draw:enhanced-path="M 0 0 L 21600 0 21600 21600 0 21600 0 0 Z N"/>
          </draw:custom-shape>
          <draw:custom-shape draw:style-name="gr25" draw:text-style-name="P2" draw:layer="layout" svg:width="0.5cm" svg:height="2cm" svg:x="9.525cm" svg:y="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 draw:layer="layout" svg:width="0.5cm" svg:height="2cm" svg:x="11.025cm" svg:y="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3" draw:id="id7" draw:layer="layout" svg:width="4cm" svg:height="1cm" svg:x="3.525cm" svg:y="12.5cm">
            <text:p text:style-name="P1"><text:span text:style-name="T2">URLConf</text:span></text:p>
            <draw:enhanced-geometry svg:viewBox="0 0 21600 21600" draw:type="rectangle" draw:enhanced-path="M 0 0 L 21600 0 21600 21600 0 21600 0 0 Z N"/>
          </draw:custom-shape>
          <draw:custom-shape draw:style-name="gr28" draw:text-style-name="P3" draw:id="id9" draw:layer="layout" svg:width="4cm" svg:height="1cm" svg:x="8.525cm" svg:y="17.5cm">
            <text:p text:style-name="P1"><text:span text:style-name="T2">Views</text:span></text:p>
            <draw:enhanced-geometry svg:viewBox="0 0 21600 21600" draw:type="rectangle" draw:enhanced-path="M 0 0 L 21600 0 21600 21600 0 21600 0 0 Z N"/>
          </draw:custom-shape>
          <draw:custom-shape draw:style-name="gr29" draw:text-style-name="P3" draw:id="id10" draw:layer="layout" svg:width="4cm" svg:height="1cm" svg:x="1.025cm" svg:y="21.5cm">
            <text:p text:style-name="P1"><text:span text:style-name="T2">Models</text:span></text:p>
            <draw:enhanced-geometry svg:viewBox="0 0 21600 21600" draw:type="rectangle" draw:enhanced-path="M 0 0 L 21600 0 21600 21600 0 21600 0 0 Z N"/>
          </draw:custom-shape>
          <draw:custom-shape draw:style-name="gr30" draw:text-style-name="P2" draw:id="id12" draw:layer="layout" svg:width="4cm" svg:height="1cm" svg:x="8.525cm" svg:y="21.5cm">
            <text:p text:style-name="P1"><text:span text:style-name="T1">Templates</text:span></text:p>
            <draw:enhanced-geometry svg:viewBox="0 0 21600 21600" draw:type="rectangle" draw:enhanced-path="M 0 0 L 21600 0 21600 21600 0 21600 0 0 Z N"/>
          </draw:custom-shape>
          <draw:custom-shape draw:style-name="gr31" draw:text-style-name="P2" draw:id="id11" draw:layer="layout" svg:width="4cm" svg:height="1cm" svg:x="8.525cm" svg:y="24cm">
            <text:p text:style-name="P1"><text:span text:style-name="T1">Tags</text:span></text:p>
            <draw:enhanced-geometry svg:viewBox="0 0 21600 21600" draw:type="rectangle" draw:enhanced-path="M 0 0 L 21600 0 21600 21600 0 21600 0 0 Z N"/>
          </draw:custom-shape>
          <draw:connector draw:style-name="gr32" draw:text-style-name="P4" draw:layer="layout" draw:type="line" svg:x1="10.525cm" svg:y1="8.5cm" svg:x2="5.525cm" svg:y2="12.5cm" draw:start-shape="id8" draw:start-glue-point="2" draw:end-shape="id7" draw:end-glue-point="0" svg:d="m10525 8500-5000 4000">
            <text:p/>
          </draw:connector>
          <draw:connector draw:style-name="gr33" draw:text-style-name="P2" draw:layer="layout" draw:type="line" svg:x1="5.525cm" svg:y1="13.5cm" svg:x2="10.525cm" svg:y2="17.5cm" draw:start-shape="id7" draw:start-glue-point="2" draw:end-shape="id9" draw:end-glue-point="0" svg:d="m5525 13500 5000 4000">
            <text:p/>
          </draw:connector>
          <draw:connector draw:style-name="gr34" draw:text-style-name="P2" draw:layer="layout" draw:type="line" svg:x1="10.525cm" svg:y1="17.5cm" svg:x2="10.525cm" svg:y2="8.5cm" draw:start-shape="id9" draw:start-glue-point="0" draw:end-shape="id8" draw:end-glue-point="2" svg:d="m10525 17500v-9000">
            <text:p/>
          </draw:connector>
          <draw:connector draw:style-name="gr35" draw:text-style-name="P2" draw:layer="layout" draw:type="lines" draw:line-skew="0.475cm -0.475cm" svg:x1="5.025cm" svg:y1="22cm" svg:x2="8.525cm" svg:y2="18cm" draw:start-shape="id10" draw:start-glue-point="1" draw:end-shape="id9" draw:end-glue-point="3" svg:d="m5025 22000h1000l1500-4000h1000">
            <text:p/>
          </draw:connector>
          <draw:connector draw:style-name="gr36" draw:text-style-name="P2" draw:layer="layout" draw:type="lines" draw:line-skew="0.475cm -0.475cm" svg:x1="5.025cm" svg:y1="22cm" svg:x2="8.525cm" svg:y2="24.5cm" draw:start-shape="id10" draw:start-glue-point="1" draw:end-shape="id11" draw:end-glue-point="3" svg:d="m5025 22000h1000l1500 2500h1000">
            <text:p/>
          </draw:connector>
          <draw:connector draw:style-name="gr37" draw:text-style-name="P2" draw:layer="layout" draw:type="lines" svg:x1="5.025cm" svg:y1="22cm" svg:x2="8.525cm" svg:y2="22cm" draw:start-shape="id10" draw:start-glue-point="1" draw:end-shape="id12" draw:end-glue-point="3" svg:d="m5025 22000h525 2450 525">
            <text:p/>
          </draw:connector>
          <draw:connector draw:style-name="gr38" draw:text-style-name="P2" draw:layer="layout" draw:type="line" svg:x1="10.525cm" svg:y1="18.5cm" svg:x2="10.525cm" svg:y2="21.5cm" draw:start-shape="id9" draw:start-glue-point="2" draw:end-shape="id12" draw:end-glue-point="0" svg:d="m10525 18500v3000">
            <text:p/>
          </draw:connector>
          <draw:connector draw:style-name="gr39" draw:text-style-name="P2" draw:layer="layout" draw:type="line" svg:x1="10.525cm" svg:y1="22.5cm" svg:x2="10.525cm" svg:y2="24cm" draw:start-shape="id12" draw:start-glue-point="2" draw:end-shape="id11" draw:end-glue-point="0" svg:d="m10525 22500v1500">
            <text:p/>
          </draw:connector>
          <draw:custom-shape draw:style-name="gr40" draw:text-style-name="P3" draw:layer="layout" svg:width="1cm" svg:height="1cm" svg:x="7.525cm" svg:y="10cm">
            <text:p text:style-name="P1"><text:span text:style-name="T2">?</text:span></text:p>
            <draw:enhanced-geometry svg:viewBox="0 0 21600 21600" draw:glue-points="10800 0 3160 3160 0 10800 3160 18440 10800 21600 18440 18440 21600 10800 18440 3160" draw:text-areas="3200 3200 18400 18400" draw:type="ellipse"/>
          </draw:custom-shape>
          <draw:custom-shape draw:style-name="gr41" draw:text-style-name="P3" draw:layer="layout" svg:width="1cm" svg:height="1cm" svg:x="7.525cm" svg:y="15cm">
            <text:p text:style-name="P1"><text:span text:style-name="T2">?</text:span></text:p>
            <draw:enhanced-geometry svg:viewBox="0 0 21600 21600" draw:glue-points="10800 0 3160 3160 0 10800 3160 18440 10800 21600 18440 18440 21600 10800 18440 3160" draw:text-areas="3200 3200 18400 18400" draw:type="ellipse"/>
          </draw:custom-shape>
          <draw:custom-shape draw:style-name="gr42" draw:text-style-name="P3" draw:layer="layout" svg:width="1cm" svg:height="1cm" svg:x="10.025cm" svg:y="12.5cm">
            <text:p text:style-name="P1"><text:span text:style-name="T2">!</text:span></text:p>
            <draw:enhanced-geometry svg:viewBox="0 0 21600 21600" draw:glue-points="10800 0 3160 3160 0 10800 3160 18440 10800 21600 18440 18440 21600 10800 18440 3160" draw:text-areas="3200 3200 18400 18400" draw:type="ellipse"/>
          </draw:custom-shape>
          <draw:connector draw:style-name="gr43" draw:text-style-name="P2" draw:layer="layout" draw:type="curve" draw:line-skew="0.713cm" svg:x1="12.525cm" svg:y1="18cm" svg:x2="12.525cm" svg:y2="7.5cm" draw:start-shape="id9" draw:start-glue-point="1" draw:end-shape="id8" draw:end-glue-point="1" svg:d="m12525 18000c1857 0 1857-10500 0-10500">
            <text:p/>
          </draw:connector>
          <draw:connector draw:style-name="gr44" draw:text-style-name="P2" draw:layer="layout" draw:type="curve" draw:line-skew="1.213cm" svg:x1="12.525cm" svg:y1="22cm" svg:x2="12.525cm" svg:y2="7.5cm" draw:start-shape="id12" draw:start-glue-point="1" draw:end-shape="id8" draw:end-glue-point="1" svg:d="m12525 22000c2607 0 2607-14500 0-14500">
            <text:p/>
          </draw:connector>
          <draw:connector draw:style-name="gr45" draw:text-style-name="P2" draw:layer="layout" draw:type="curve" svg:x1="12.525cm" svg:y1="22cm" svg:x2="16.525cm" svg:y2="24cm" draw:start-shape="id12" draw:start-glue-point="1" draw:end-shape="id13" draw:end-glue-point="0" svg:d="m12525 22000c2667 0 4000 666 4000 2000">
            <text:p/>
          </draw:connector>
          <draw:custom-shape draw:style-name="gr46" draw:text-style-name="P7" draw:id="id13" draw:layer="layout" svg:width="2cm" svg:height="1cm" svg:x="15.525cm" svg:y="24cm">
            <text:p text:style-name="P1"><text:span text:style-name="T4">(ignore)</text:span></text:p>
            <draw:enhanced-geometry svg:viewBox="0 0 21600 21600" draw:type="rectangle" draw:enhanced-path="M 0 0 L 21600 0 21600 21600 0 21600 0 0 Z N"/>
          </draw:custom-shape>
          <draw:custom-shape draw:style-name="gr47" draw:text-style-name="P7" draw:layer="layout" svg:width="2cm" svg:height="1cm" svg:x="13.025cm" svg:y="12.5cm">
            <text:p text:style-name="P1"><text:span text:style-name="T4">View</text:span></text:p>
            <draw:enhanced-geometry svg:viewBox="0 0 21600 21600" draw:type="rectangle" draw:enhanced-path="M 0 0 L 21600 0 21600 21600 0 21600 0 0 Z N"/>
          </draw:custom-shape>
          <draw:custom-shape draw:style-name="gr48" draw:text-style-name="P7" draw:layer="layout" svg:width="2cm" svg:height="1cm" svg:x="8.025cm" svg:y="12.5cm">
            <text:p text:style-name="P1"><text:span text:style-name="T4">Req</text:span></text:p>
            <draw:enhanced-geometry svg:viewBox="0 0 21600 21600" draw:type="rectangle" draw:enhanced-path="M 0 0 L 21600 0 21600 21600 0 21600 0 0 Z N"/>
          </draw:custom-shape>
        </draw:g>
        <draw:custom-shape draw:style-name="gr21" draw:text-style-name="P6" draw:layer="layout" svg:width="5cm" svg:height="3cm" svg:x="13.5cm" svg:y="4cm">
          <text:p text:style-name="P5"><text:span text:style-name="T3">Exceptions can be raised anywhere within a Python program, and if not handled they rise up as far as the environment: here, the WSGI “server”.</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5cm" svg:y="11.5cm">
          <text:p text:style-name="P5"><text:span text:style-name="T3">The view and model layers can raise exceptions, but Python uses exceptions for control flow. So not all of these rise to the server.</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5cm" svg:y="15cm">
          <text:p text:style-name="P5"><text:span text:style-name="T3">The URL config is processed early on. A fusebox is simple, but don't handle errors well. So e.g. uncaught 404s always rise to the server.</text:span></text:p>
          <draw:enhanced-geometry svg:viewBox="0 0 21600 21600" draw:text-areas="800 800 20800 20800" draw:type="round-rectangular-callout" draw:modifiers="20757.7684463107 26868.6437854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5cm" svg:y="18cm">
          <text:p text:style-name="P5"><text:span text:style-name="T3">Templating safely ignores e.g. looping over incomplete data, missing attributes. But avoidable template logic errors should never be ignored.</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efault">
        <office:forms form:automatic-focus="false" form:apply-design-mode="false"/>
        <draw:g>
          <draw:connector draw:style-name="gr49" draw:text-style-name="P2" draw:layer="layout" draw:type="curve" svg:x1="7.5cm" svg:y1="13cm" svg:x2="12.5cm" svg:y2="7.5cm" draw:start-shape="id14" draw:start-glue-point="1" draw:end-shape="id15" draw:end-glue-point="1" svg:d="m7500 13000c8287 0 5787-5500 5000-5500">
            <text:p/>
          </draw:connector>
          <draw:custom-shape draw:style-name="gr50" draw:text-style-name="P2" draw:layer="layout" svg:width="4cm" svg:height="2cm" svg:x="8.5cm" svg:y="1.5cm">
            <text:p text:style-name="P1"><text:span text:style-name="T1">“</text:span><text:span text:style-name="T1">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1" draw:text-style-name="P2" draw:id="id15" draw:layer="layout" svg:width="4cm" svg:height="2cm" svg:x="8.5cm" svg:y="6.5cm">
            <text:p text:style-name="P1"><text:span text:style-name="T1">“</text:span><text:span text:style-name="T1">Server”</text:span></text:p>
            <draw:enhanced-geometry svg:viewBox="0 0 21600 21600" draw:type="rectangle" draw:enhanced-path="M 0 0 L 21600 0 21600 21600 0 21600 0 0 Z N"/>
          </draw:custom-shape>
          <draw:custom-shape draw:style-name="gr52" draw:text-style-name="P2" draw:layer="layout" svg:width="0.5cm" svg:height="2cm" svg:x="9.5cm" svg:y="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 draw:layer="layout" svg:width="0.5cm" svg:height="2cm" svg:x="11cm" svg:y="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 draw:id="id14" draw:layer="layout" svg:width="4cm" svg:height="1cm" svg:x="3.5cm" svg:y="12.5cm">
            <text:p text:style-name="P1"><text:span text:style-name="T2">URLConf</text:span></text:p>
            <draw:enhanced-geometry svg:viewBox="0 0 21600 21600" draw:type="rectangle" draw:enhanced-path="M 0 0 L 21600 0 21600 21600 0 21600 0 0 Z N"/>
          </draw:custom-shape>
          <draw:custom-shape draw:style-name="gr55" draw:text-style-name="P3" draw:id="id16" draw:layer="layout" svg:width="4cm" svg:height="1cm" svg:x="8.5cm" svg:y="17.5cm">
            <text:p text:style-name="P1"><text:span text:style-name="T2">Views</text:span></text:p>
            <draw:enhanced-geometry svg:viewBox="0 0 21600 21600" draw:type="rectangle" draw:enhanced-path="M 0 0 L 21600 0 21600 21600 0 21600 0 0 Z N"/>
          </draw:custom-shape>
          <draw:custom-shape draw:style-name="gr56" draw:text-style-name="P3" draw:id="id17" draw:layer="layout" svg:width="4cm" svg:height="1cm" svg:x="1cm" svg:y="21.5cm">
            <text:p text:style-name="P1"><text:span text:style-name="T2">Models</text:span></text:p>
            <draw:enhanced-geometry svg:viewBox="0 0 21600 21600" draw:type="rectangle" draw:enhanced-path="M 0 0 L 21600 0 21600 21600 0 21600 0 0 Z N"/>
          </draw:custom-shape>
          <draw:custom-shape draw:style-name="gr57" draw:text-style-name="P2" draw:id="id19" draw:layer="layout" svg:width="4cm" svg:height="1cm" svg:x="8.5cm" svg:y="21.5cm">
            <text:p text:style-name="P1"><text:span text:style-name="T1">Templates</text:span></text:p>
            <draw:enhanced-geometry svg:viewBox="0 0 21600 21600" draw:type="rectangle" draw:enhanced-path="M 0 0 L 21600 0 21600 21600 0 21600 0 0 Z N"/>
          </draw:custom-shape>
          <draw:custom-shape draw:style-name="gr58" draw:text-style-name="P2" draw:id="id18" draw:layer="layout" svg:width="4cm" svg:height="1cm" svg:x="8.5cm" svg:y="24cm">
            <text:p text:style-name="P1"><text:span text:style-name="T1">Tags</text:span></text:p>
            <draw:enhanced-geometry svg:viewBox="0 0 21600 21600" draw:type="rectangle" draw:enhanced-path="M 0 0 L 21600 0 21600 21600 0 21600 0 0 Z N"/>
          </draw:custom-shape>
          <draw:connector draw:style-name="gr59" draw:text-style-name="P4" draw:layer="layout" draw:type="line" svg:x1="10.5cm" svg:y1="8.5cm" svg:x2="5.5cm" svg:y2="12.5cm" draw:start-shape="id15" draw:start-glue-point="2" draw:end-shape="id14" draw:end-glue-point="0" svg:d="m10500 8500-5000 4000">
            <text:p/>
          </draw:connector>
          <draw:connector draw:style-name="gr60" draw:text-style-name="P2" draw:layer="layout" draw:type="line" svg:x1="5.5cm" svg:y1="13.5cm" svg:x2="10.5cm" svg:y2="17.5cm" draw:start-shape="id14" draw:start-glue-point="2" draw:end-shape="id16" draw:end-glue-point="0" svg:d="m5500 13500 5000 4000">
            <text:p/>
          </draw:connector>
          <draw:connector draw:style-name="gr61" draw:text-style-name="P2" draw:layer="layout" draw:type="line" svg:x1="10.5cm" svg:y1="17.5cm" svg:x2="10.5cm" svg:y2="8.5cm" draw:start-shape="id16" draw:start-glue-point="0" draw:end-shape="id15" draw:end-glue-point="2" svg:d="m10500 17500v-9000">
            <text:p/>
          </draw:connector>
          <draw:connector draw:style-name="gr62" draw:text-style-name="P2" draw:layer="layout" draw:type="lines" draw:line-skew="0.475cm -0.475cm" svg:x1="5cm" svg:y1="22cm" svg:x2="8.5cm" svg:y2="18cm" draw:start-shape="id17" draw:start-glue-point="1" draw:end-shape="id16" draw:end-glue-point="3" svg:d="m5000 22000h1000l1500-4000h1000">
            <text:p/>
          </draw:connector>
          <draw:connector draw:style-name="gr63" draw:text-style-name="P2" draw:layer="layout" draw:type="lines" draw:line-skew="0.475cm -0.475cm" svg:x1="5cm" svg:y1="22cm" svg:x2="8.5cm" svg:y2="24.5cm" draw:start-shape="id17" draw:start-glue-point="1" draw:end-shape="id18" draw:end-glue-point="3" svg:d="m5000 22000h1000l1500 2500h1000">
            <text:p/>
          </draw:connector>
          <draw:connector draw:style-name="gr64" draw:text-style-name="P2" draw:layer="layout" draw:type="lines" svg:x1="5cm" svg:y1="22cm" svg:x2="8.5cm" svg:y2="22cm" draw:start-shape="id17" draw:start-glue-point="1" draw:end-shape="id19" draw:end-glue-point="3" svg:d="m5000 22000h525 2450 525">
            <text:p/>
          </draw:connector>
          <draw:connector draw:style-name="gr65" draw:text-style-name="P2" draw:layer="layout" draw:type="line" svg:x1="10.5cm" svg:y1="18.5cm" svg:x2="10.5cm" svg:y2="21.5cm" draw:start-shape="id16" draw:start-glue-point="2" draw:end-shape="id19" draw:end-glue-point="0" svg:d="m10500 18500v3000">
            <text:p/>
          </draw:connector>
          <draw:connector draw:style-name="gr66" draw:text-style-name="P2" draw:layer="layout" draw:type="line" svg:x1="10.5cm" svg:y1="22.5cm" svg:x2="10.5cm" svg:y2="24cm" draw:start-shape="id19" draw:start-glue-point="2" draw:end-shape="id18" draw:end-glue-point="0" svg:d="m10500 22500v1500">
            <text:p/>
          </draw:connector>
          <draw:custom-shape draw:style-name="gr67" draw:text-style-name="P3" draw:layer="layout" svg:width="1cm" svg:height="1cm" svg:x="7.5cm" svg:y="10cm">
            <text:p text:style-name="P1"><text:span text:style-name="T2">?</text:span></text:p>
            <draw:enhanced-geometry svg:viewBox="0 0 21600 21600" draw:glue-points="10800 0 3160 3160 0 10800 3160 18440 10800 21600 18440 18440 21600 10800 18440 3160" draw:text-areas="3200 3200 18400 18400" draw:type="ellipse"/>
          </draw:custom-shape>
          <draw:custom-shape draw:style-name="gr68" draw:text-style-name="P3" draw:layer="layout" svg:width="1cm" svg:height="1cm" svg:x="7.5cm" svg:y="15cm">
            <text:p text:style-name="P1"><text:span text:style-name="T2">?</text:span></text:p>
            <draw:enhanced-geometry svg:viewBox="0 0 21600 21600" draw:glue-points="10800 0 3160 3160 0 10800 3160 18440 10800 21600 18440 18440 21600 10800 18440 3160" draw:text-areas="3200 3200 18400 18400" draw:type="ellipse"/>
          </draw:custom-shape>
          <draw:custom-shape draw:style-name="gr69" draw:text-style-name="P3" draw:layer="layout" svg:width="1cm" svg:height="1cm" svg:x="10cm" svg:y="12.5cm">
            <text:p text:style-name="P1"><text:span text:style-name="T2">!</text:span></text:p>
            <draw:enhanced-geometry svg:viewBox="0 0 21600 21600" draw:glue-points="10800 0 3160 3160 0 10800 3160 18440 10800 21600 18440 18440 21600 10800 18440 3160" draw:text-areas="3200 3200 18400 18400" draw:type="ellipse"/>
          </draw:custom-shape>
          <draw:connector draw:style-name="gr70" draw:text-style-name="P2" draw:layer="layout" draw:type="curve" draw:line-skew="0.713cm" svg:x1="12.5cm" svg:y1="18cm" svg:x2="12.5cm" svg:y2="7.5cm" draw:start-shape="id16" draw:start-glue-point="1" draw:end-shape="id15" draw:end-glue-point="1" svg:d="m12500 18000c1857 0 1857-10500 0-10500">
            <text:p/>
          </draw:connector>
          <draw:connector draw:style-name="gr71" draw:text-style-name="P2" draw:layer="layout" draw:type="curve" draw:line-skew="1.213cm" svg:x1="12.5cm" svg:y1="22cm" svg:x2="12.5cm" svg:y2="7.5cm" draw:start-shape="id19" draw:start-glue-point="1" draw:end-shape="id15" draw:end-glue-point="1" svg:d="m12500 22000c2607 0 2607-14500 0-14500">
            <text:p/>
          </draw:connector>
          <draw:connector draw:style-name="gr72" draw:text-style-name="P2" draw:layer="layout" draw:type="curve" svg:x1="12.5cm" svg:y1="22cm" svg:x2="16.5cm" svg:y2="24cm" draw:start-shape="id19" draw:start-glue-point="1" draw:end-shape="id20" draw:end-glue-point="0" svg:d="m12500 22000c2667 0 4000 666 4000 2000">
            <text:p/>
          </draw:connector>
          <draw:custom-shape draw:style-name="gr73" draw:text-style-name="P7" draw:id="id20" draw:layer="layout" svg:width="2cm" svg:height="1cm" svg:x="15.5cm" svg:y="24cm">
            <text:p text:style-name="P1"><text:span text:style-name="T4">(ignore)</text:span></text:p>
            <draw:enhanced-geometry svg:viewBox="0 0 21600 21600" draw:type="rectangle" draw:enhanced-path="M 0 0 L 21600 0 21600 21600 0 21600 0 0 Z N"/>
          </draw:custom-shape>
          <draw:custom-shape draw:style-name="gr74" draw:text-style-name="P7" draw:layer="layout" svg:width="2cm" svg:height="1cm" svg:x="13cm" svg:y="12.5cm">
            <text:p text:style-name="P1"><text:span text:style-name="T4">View</text:span></text:p>
            <draw:enhanced-geometry svg:viewBox="0 0 21600 21600" draw:type="rectangle" draw:enhanced-path="M 0 0 L 21600 0 21600 21600 0 21600 0 0 Z N"/>
          </draw:custom-shape>
          <draw:custom-shape draw:style-name="gr75" draw:text-style-name="P7" draw:layer="layout" svg:width="2cm" svg:height="1cm" svg:x="8cm" svg:y="12.5cm">
            <text:p text:style-name="P1"><text:span text:style-name="T4">Req</text:span></text:p>
            <draw:enhanced-geometry svg:viewBox="0 0 21600 21600" draw:type="rectangle" draw:enhanced-path="M 0 0 L 21600 0 21600 21600 0 21600 0 0 Z N"/>
          </draw:custom-shape>
        </draw:g>
        <draw:g>
          <draw:line draw:style-name="gr76" draw:text-style-name="P8" draw:layer="layout" svg:x1="12cm" svg:y1="14.5cm" svg:x2="11.5cm" svg:y2="13cm">
            <text:p/>
          </draw:line>
          <draw:line draw:style-name="gr76" draw:text-style-name="P8" draw:layer="layout" svg:x1="13cm" svg:y1="10.5cm" svg:x2="12.5cm" svg:y2="9cm">
            <text:p/>
          </draw:line>
          <draw:line draw:style-name="gr76" draw:text-style-name="P8" draw:layer="layout" svg:x1="6.5cm" svg:y1="15cm" svg:x2="7cm" svg:y2="13.5cm">
            <text:p/>
          </draw:line>
          <draw:line draw:style-name="gr76" draw:text-style-name="P8" draw:layer="layout" svg:x1="6.5cm" svg:y1="11cm" svg:x2="7cm" svg:y2="9.5cm">
            <text:p/>
          </draw:line>
          <draw:custom-shape draw:style-name="gr77" draw:text-style-name="P10" draw:layer="layout" svg:width="4cm" svg:height="1cm" svg:x="3.5cm" svg:y="10.5cm">
            <text:p text:style-name="P9"><text:span text:style-name="T5">Request</text:span></text:p>
            <draw:enhanced-geometry svg:viewBox="0 0 21600 21600" draw:glue-points="10800 0 3160 3160 0 10800 3160 18440 10800 21600 18440 18440 21600 10800 18440 3160" draw:text-areas="3200 3200 18400 18400" draw:type="ellipse"/>
          </draw:custom-shape>
          <draw:custom-shape draw:style-name="gr77" draw:text-style-name="P10" draw:layer="layout" svg:width="4cm" svg:height="1cm" svg:x="3.5cm" svg:y="14.5cm">
            <text:p text:style-name="P9"><text:span text:style-name="T5">View</text:span></text:p>
            <draw:enhanced-geometry svg:viewBox="0 0 21600 21600" draw:glue-points="10800 0 3160 3160 0 10800 3160 18440 10800 21600 18440 18440 21600 10800 18440 3160" draw:text-areas="3200 3200 18400 18400" draw:type="ellipse"/>
          </draw:custom-shape>
          <draw:custom-shape draw:style-name="gr77" draw:text-style-name="P10" draw:layer="layout" svg:width="4cm" svg:height="1cm" svg:x="8.5cm" svg:y="14cm">
            <text:p text:style-name="P9"><text:span text:style-name="T5">Response</text:span></text:p>
            <draw:enhanced-geometry svg:viewBox="0 0 21600 21600" draw:glue-points="10800 0 3160 3160 0 10800 3160 18440 10800 21600 18440 18440 21600 10800 18440 3160" draw:text-areas="3200 3200 18400 18400" draw:type="ellipse"/>
          </draw:custom-shape>
          <draw:custom-shape draw:style-name="gr78" draw:text-style-name="P10" draw:layer="layout" svg:width="4cm" svg:height="1cm" svg:x="8.5cm" svg:y="19.5cm">
            <text:p text:style-name="P9"><text:span text:style-name="T5">Contex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7" draw:text-style-name="P10" draw:layer="layout" svg:width="4cm" svg:height="1cm" svg:x="11.5cm" svg:y="10cm">
            <text:p text:style-name="P9"><text:span text:style-name="T5">Exception</text:span></text:p>
            <draw:enhanced-geometry svg:viewBox="0 0 21600 21600" draw:glue-points="10800 0 3160 3160 0 10800 3160 18440 10800 21600 18440 18440 21600 10800 18440 3160" draw:text-areas="3200 3200 18400 18400" draw:type="ellipse"/>
          </draw:custom-shape>
        </draw:g>
        <draw:custom-shape draw:style-name="gr21" draw:text-style-name="P6" draw:layer="layout" svg:width="5cm" svg:height="3cm" svg:x="1.5cm" svg:y="6cm">
          <text:p text:style-name="P5"><text:span text:style-name="T3">Django middleware can sit on almost any of the key communication channels between the elements of the stack we've already discussed.</text:span></text:p>
          <draw:enhanced-geometry svg:viewBox="0 0 21600 21600" draw:text-areas="800 800 20800 20800" draw:type="round-rectangular-callout" draw:modifiers="20757.7684463107 26868.6437854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5cm" svg:y="6cm">
          <text:p text:style-name="P5"><text:span text:style-name="T3">Middleware can handle exceptions, or redirect specific requests, and at any point can shortcut the stack by returning a HTTP response object. </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6" draw:layer="layout" svg:width="5cm" svg:height="3cm" svg:x="15cm" svg:y="16cm">
          <text:p text:style-name="P5"><text:span text:style-name="T3">Context processers are a special case of “middleware”, optionally adding variables to the dictionary Python passes to the templaing layer..</text:span></text:p>
          <draw:enhanced-geometry svg:viewBox="0 0 21600 21600" draw:text-areas="800 800 20800 20800" draw:type="round-rectangular-callout" draw:modifiers="686.742651469706 26300.0333222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P Stacey</meta:initial-creator>
    <meta:creation-date>2008-09-10T12:11:56</meta:creation-date>
    <dc:creator>JP Stacey</dc:creator>
    <dc:date>2009-06-15T12:33:33</dc:date>
    <meta:editing-cycles>7</meta:editing-cycles>
    <meta:editing-duration>PT56M24S</meta:editing-duration>
    <meta:user-defined meta:name="Info 1"/>
    <meta:user-defined meta:name="Info 2"/>
    <meta:user-defined meta:name="Info 3"/>
    <meta:user-defined meta:name="Info 4"/>
    <meta:document-statistic meta:object-count="98"/>
  </office:meta>
</office:document-meta>
</file>